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a16" officeooo:paragraph-rsid="000eaa16"/>
    </style:style>
    <style:style style:name="P2" style:family="paragraph" style:parent-style-name="Standard">
      <style:text-properties style:text-underline-style="none" officeooo:paragraph-rsid="0013443d"/>
    </style:style>
    <style:style style:name="P3" style:family="paragraph" style:parent-style-name="Standard">
      <style:text-properties style:text-underline-style="none" officeooo:rsid="000eaa16" officeooo:paragraph-rsid="000eaa16"/>
    </style:style>
    <style:style style:name="P4" style:family="paragraph" style:parent-style-name="Standard">
      <style:text-properties style:text-underline-style="none" officeooo:rsid="0013443d" officeooo:paragraph-rsid="00145c0d"/>
    </style:style>
    <style:style style:name="P5" style:family="paragraph" style:parent-style-name="Standard">
      <style:text-properties style:text-underline-style="none" officeooo:rsid="00145c0d" officeooo:paragraph-rsid="00145c0d"/>
    </style:style>
    <style:style style:name="P6" style:family="paragraph" style:parent-style-name="Standard">
      <style:text-properties style:text-underline-style="none" officeooo:rsid="0014cdfb" officeooo:paragraph-rsid="0014cdfb"/>
    </style:style>
    <style:style style:name="P7" style:family="paragraph" style:parent-style-name="Standard">
      <style:text-properties style:text-underline-style="none" officeooo:rsid="0016adb5" officeooo:paragraph-rsid="0016adb5"/>
    </style:style>
    <style:style style:name="P8" style:family="paragraph" style:parent-style-name="Standard">
      <style:text-properties style:text-underline-style="none" officeooo:rsid="001830c5" officeooo:paragraph-rsid="001830c5"/>
    </style:style>
    <style:style style:name="P9" style:family="paragraph" style:parent-style-name="Standard">
      <style:text-properties style:text-underline-style="none" officeooo:rsid="00190e20" officeooo:paragraph-rsid="00190e20"/>
    </style:style>
    <style:style style:name="P10" style:family="paragraph" style:parent-style-name="Standard">
      <style:text-properties style:text-underline-style="none" officeooo:rsid="001abf6b" officeooo:paragraph-rsid="001abf6b"/>
    </style:style>
    <style:style style:name="P11" style:family="paragraph" style:parent-style-name="Standard">
      <style:text-properties style:text-underline-style="none" officeooo:rsid="00219a11" officeooo:paragraph-rsid="00219a11"/>
    </style:style>
    <style:style style:name="P12" style:family="paragraph" style:parent-style-name="Standard">
      <style:text-properties style:text-underline-style="none" officeooo:rsid="0022c6ef" officeooo:paragraph-rsid="0022c6ef"/>
    </style:style>
    <style:style style:name="P13" style:family="paragraph" style:parent-style-name="Standard">
      <style:text-properties style:text-underline-style="none" officeooo:rsid="0023bd2d" officeooo:paragraph-rsid="0023bd2d"/>
    </style:style>
    <style:style style:name="P14" style:family="paragraph" style:parent-style-name="Standard">
      <style:text-properties style:text-underline-style="none" officeooo:rsid="00274507" officeooo:paragraph-rsid="00274507"/>
    </style:style>
    <style:style style:name="P15" style:family="paragraph" style:parent-style-name="Standard">
      <style:text-properties style:text-underline-style="none" officeooo:rsid="00278618" officeooo:paragraph-rsid="00278618"/>
    </style:style>
    <style:style style:name="P16" style:family="paragraph" style:parent-style-name="Standard">
      <style:text-properties style:text-underline-style="none" officeooo:rsid="0028e4d3" officeooo:paragraph-rsid="0028e4d3"/>
    </style:style>
    <style:style style:name="P17" style:family="paragraph" style:parent-style-name="Standard">
      <style:text-properties style:text-underline-style="none" officeooo:rsid="00296390" officeooo:paragraph-rsid="00296390"/>
    </style:style>
    <style:style style:name="P18" style:family="paragraph" style:parent-style-name="Standard">
      <style:text-properties style:text-underline-style="none" fo:font-weight="bold" officeooo:rsid="00296390" officeooo:paragraph-rsid="00296390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bc1d4" officeooo:paragraph-rsid="002bc1d4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cf99f" officeooo:paragraph-rsid="002cf99f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dde28" officeooo:paragraph-rsid="002dde28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398331" officeooo:paragraph-rsid="00398331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39bf42" officeooo:paragraph-rsid="0039bf42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3d1bb3" officeooo:paragraph-rsid="003d1bb3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3dc618" officeooo:paragraph-rsid="003dc618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42e4a7" officeooo:paragraph-rsid="0042e4a7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45c20d" officeooo:paragraph-rsid="0045c20d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48793d" officeooo:paragraph-rsid="0048793d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3fc520" officeooo:paragraph-rsid="003fc520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418f7c" officeooo:paragraph-rsid="00418f7c" style:font-weight-asian="bold" style:font-weight-complex="bold"/>
    </style:style>
    <style:style style:name="P31" style:family="paragraph" style:parent-style-name="Standard">
      <style:text-properties style:text-underline-style="none" officeooo:rsid="002a7753" officeooo:paragraph-rsid="002a7753"/>
    </style:style>
    <style:style style:name="P32" style:family="paragraph" style:parent-style-name="Standard">
      <style:text-properties style:text-underline-style="none" officeooo:rsid="002bc1d4" officeooo:paragraph-rsid="002bc1d4"/>
    </style:style>
    <style:style style:name="P33" style:family="paragraph" style:parent-style-name="Standard">
      <style:text-properties style:text-underline-style="none" officeooo:rsid="002cf99f" officeooo:paragraph-rsid="002cf99f"/>
    </style:style>
    <style:style style:name="P34" style:family="paragraph" style:parent-style-name="Standard">
      <style:text-properties style:text-underline-style="none" officeooo:rsid="002ddc81" officeooo:paragraph-rsid="002ddc81"/>
    </style:style>
    <style:style style:name="P35" style:family="paragraph" style:parent-style-name="Standard">
      <style:text-properties style:text-underline-style="none" officeooo:rsid="002dde28" officeooo:paragraph-rsid="002dde28"/>
    </style:style>
    <style:style style:name="P36" style:family="paragraph" style:parent-style-name="Standard">
      <style:text-properties style:text-underline-style="none" officeooo:rsid="002e2e80" officeooo:paragraph-rsid="002e2e80"/>
    </style:style>
    <style:style style:name="P37" style:family="paragraph" style:parent-style-name="Standard">
      <style:text-properties style:text-underline-style="none" officeooo:rsid="00329f1d" officeooo:paragraph-rsid="00329f1d"/>
    </style:style>
    <style:style style:name="P38" style:family="paragraph" style:parent-style-name="Standard">
      <style:text-properties style:text-underline-style="none" officeooo:rsid="00339245" officeooo:paragraph-rsid="00339245"/>
    </style:style>
    <style:style style:name="P39" style:family="paragraph" style:parent-style-name="Standard">
      <style:text-properties style:text-underline-style="none" officeooo:rsid="0034a707" officeooo:paragraph-rsid="0034a707"/>
    </style:style>
    <style:style style:name="P40" style:family="paragraph" style:parent-style-name="Standard">
      <style:text-properties style:text-underline-style="none" officeooo:rsid="003666d8" officeooo:paragraph-rsid="003666d8"/>
    </style:style>
    <style:style style:name="P41" style:family="paragraph" style:parent-style-name="Standard">
      <style:text-properties style:text-underline-style="none" officeooo:rsid="00379f4f" officeooo:paragraph-rsid="00379f4f"/>
    </style:style>
    <style:style style:name="P42" style:family="paragraph" style:parent-style-name="Standard">
      <style:text-properties style:text-underline-style="none" officeooo:rsid="00398331" officeooo:paragraph-rsid="00398331"/>
    </style:style>
    <style:style style:name="P43" style:family="paragraph" style:parent-style-name="Standard">
      <style:text-properties style:text-underline-style="none" officeooo:rsid="003711f2" officeooo:paragraph-rsid="003711f2"/>
    </style:style>
    <style:style style:name="P44" style:family="paragraph" style:parent-style-name="Standard">
      <style:text-properties style:text-underline-style="none" officeooo:rsid="0039bf42" officeooo:paragraph-rsid="0039bf42"/>
    </style:style>
    <style:style style:name="P45" style:family="paragraph" style:parent-style-name="Standard">
      <style:text-properties style:text-underline-style="none" officeooo:rsid="003b345a" officeooo:paragraph-rsid="003b345a"/>
    </style:style>
    <style:style style:name="P46" style:family="paragraph" style:parent-style-name="Standard">
      <style:text-properties style:text-underline-style="none" officeooo:rsid="003d1bb3" officeooo:paragraph-rsid="003d1bb3"/>
    </style:style>
    <style:style style:name="P47" style:family="paragraph" style:parent-style-name="Standard">
      <style:text-properties style:text-underline-style="none" officeooo:rsid="003dc618" officeooo:paragraph-rsid="003dc618"/>
    </style:style>
    <style:style style:name="P48" style:family="paragraph" style:parent-style-name="Standard">
      <style:text-properties style:text-underline-style="none" officeooo:rsid="003fc520" officeooo:paragraph-rsid="003fc520"/>
    </style:style>
    <style:style style:name="P49" style:family="paragraph" style:parent-style-name="Standard">
      <style:text-properties style:text-underline-style="none" fo:font-weight="normal" officeooo:rsid="00405e7b" officeooo:paragraph-rsid="00405e7b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418f7c" officeooo:paragraph-rsid="00418f7c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42e4a7" officeooo:paragraph-rsid="0042e4a7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45c20d" officeooo:paragraph-rsid="0045c20d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46bcf7" officeooo:paragraph-rsid="0046bcf7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478b31" officeooo:paragraph-rsid="00478b31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48793d" officeooo:paragraph-rsid="0048793d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44acb7" officeooo:paragraph-rsid="0044acb7" style:font-weight-asian="normal" style:font-weight-complex="normal"/>
    </style:style>
    <style:style style:name="P57" style:family="paragraph" style:parent-style-name="Standard">
      <style:text-properties style:text-underline-style="none" officeooo:rsid="0042e4a7" officeooo:paragraph-rsid="0042e4a7"/>
    </style:style>
    <style:style style:name="P58" style:family="paragraph" style:parent-style-name="Standard">
      <style:text-properties style:text-underline-style="none" officeooo:rsid="0044acb7" officeooo:paragraph-rsid="0044acb7"/>
    </style:style>
    <style:style style:name="P59" style:family="paragraph" style:parent-style-name="Standard">
      <style:text-properties fo:font-style="italic" style:text-underline-style="none" officeooo:rsid="0019eeca" officeooo:paragraph-rsid="0019eeca" style:font-style-asian="italic" style:font-style-complex="italic"/>
    </style:style>
    <style:style style:name="P60" style:family="paragraph" style:parent-style-name="Standard">
      <style:text-properties fo:font-style="italic" style:text-underline-style="none" officeooo:rsid="003711f2" officeooo:paragraph-rsid="003711f2" style:font-style-asian="italic" style:font-style-complex="italic"/>
    </style:style>
    <style:style style:name="P61" style:family="paragraph" style:parent-style-name="Standard">
      <style:text-properties fo:font-style="italic" style:text-underline-style="none" fo:font-weight="normal" officeooo:rsid="0042d00b" officeooo:paragraph-rsid="0042d00b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style:text-underline-style="none" officeooo:rsid="000eaa16" officeooo:paragraph-rsid="000eaa16"/>
    </style:style>
    <style:style style:name="P63" style:family="paragraph" style:parent-style-name="Standard">
      <style:text-properties style:text-underline-style="none" officeooo:paragraph-rsid="0013443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45c0d"/>
    </style:style>
    <style:style style:name="T3" style:family="text">
      <style:text-properties officeooo:rsid="0014cdfb"/>
    </style:style>
    <style:style style:name="T4" style:family="text">
      <style:text-properties officeooo:rsid="0016adb5"/>
    </style:style>
    <style:style style:name="T5" style:family="text">
      <style:text-properties officeooo:rsid="001830c5"/>
    </style:style>
    <style:style style:name="T6" style:family="text">
      <style:text-properties officeooo:rsid="00190e2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9eeca" style:font-style-asian="italic" style:font-style-complex="italic"/>
    </style:style>
    <style:style style:name="T9" style:family="text">
      <style:text-properties officeooo:rsid="0019eeca"/>
    </style:style>
    <style:style style:name="T10" style:family="text">
      <style:text-properties officeooo:rsid="001abf6b"/>
    </style:style>
    <style:style style:name="T11" style:family="text">
      <style:text-properties officeooo:rsid="001c83e2"/>
    </style:style>
    <style:style style:name="T12" style:family="text">
      <style:text-properties officeooo:rsid="001e16e7"/>
    </style:style>
    <style:style style:name="T13" style:family="text">
      <style:text-properties officeooo:rsid="001fad5a"/>
    </style:style>
    <style:style style:name="T14" style:family="text">
      <style:text-properties officeooo:rsid="0025115a"/>
    </style:style>
    <style:style style:name="T15" style:family="text">
      <style:text-properties officeooo:rsid="0027450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cf99f"/>
    </style:style>
    <style:style style:name="T18" style:family="text">
      <style:text-properties officeooo:rsid="002f3a91"/>
    </style:style>
    <style:style style:name="T19" style:family="text">
      <style:text-properties officeooo:rsid="00397ad9"/>
    </style:style>
    <style:style style:name="T20" style:family="text">
      <style:text-properties officeooo:rsid="00398331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4acb7" style:font-weight-asian="normal" style:font-weight-complex="normal"/>
    </style:style>
    <style:style style:name="T23" style:family="text">
      <style:text-properties fo:font-weight="normal" officeooo:rsid="0045c20d" style:font-weight-asian="normal" style:font-weight-complex="normal"/>
    </style:style>
    <style:style style:name="T24" style:family="text">
      <style:text-properties officeooo:rsid="00478b31"/>
    </style:style>
    <style:style style:name="T25" style:family="text">
      <style:text-properties officeooo:rsid="0048793d"/>
    </style:style>
  </office:automatic-styles>
  <office:body>
    <office:text text:use-soft-page-breaks="true">
      <office:forms form:automatic-focus="false" form:apply-design-mode="false"/>
      <text:tracked-changes>
        <text:changed-region xml:id="ct94331503072128" text:id="ct94331503072128">
          <text:format-change>
            <office:change-info>
              <dc:creator>Unknown Author</dc:creator>
              <dc:date>2020-12-14T13:33:48</dc:date>
            </office:change-info>
          </text:format-change>
        </text:changed-region>
        <text:changed-region xml:id="ct94331497750304" text:id="ct94331497750304">
          <text:deletion>
            <office:change-info>
              <dc:creator>Unknown Author</dc:creator>
              <dc:date>2021-01-07T23:56:09</dc:date>
            </office:change-info>
            <text:p text:style-name="P3"><text:s/></text:p>
          </text:deletion>
        </text:changed-region>
        <text:changed-region xml:id="ct94331500622064" text:id="ct94331500622064">
          <text:format-change>
            <office:change-info>
              <dc:creator>Unknown Author</dc:creator>
              <dc:date>2020-12-14T13:33:48</dc:date>
            </office:change-info>
          </text:format-change>
        </text:changed-region>
        <text:changed-region xml:id="ct94331512610352" text:id="ct94331512610352">
          <text:deletion>
            <office:change-info>
              <dc:creator>Unknown Author</dc:creator>
              <dc:date>2021-01-03T21:10:52</dc:date>
            </office:change-info>
            <text:p text:style-name="P3">.</text:p>
          </text:deletion>
        </text:changed-region>
        <text:changed-region xml:id="ct94331514340096" text:id="ct94331514340096">
          <text:format-change>
            <office:change-info>
              <dc:creator>Unknown Author</dc:creator>
              <dc:date>2020-12-14T13:33:48</dc:date>
            </office:change-info>
          </text:format-change>
        </text:changed-region>
        <text:changed-region xml:id="ct94331509611200" text:id="ct94331509611200">
          <text:deletion>
            <office:change-info>
              <dc:creator>Unknown Author</dc:creator>
              <dc:date>2020-12-14T13:32:52</dc:date>
            </office:change-info>
            <text:p text:style-name="P2">s</text:p>
          </text:deletion>
        </text:changed-region>
        <text:changed-region xml:id="ct94331497999312" text:id="ct94331497999312">
          <text:deletion>
            <office:change-info>
              <dc:creator>Unknown Author</dc:creator>
              <dc:date>2020-12-14T13:34:00</dc:date>
            </office:change-info>
            <text:p text:style-name="P2">evel 6-7 l</text:p>
          </text:deletion>
        </text:changed-region>
        <text:changed-region xml:id="ct94331508282464" text:id="ct94331508282464">
          <text:deletion>
            <office:change-info>
              <dc:creator>Unknown Author</dc:creator>
              <dc:date>2020-12-14T13:42:57</dc:date>
            </office:change-info>
            <text:p text:style-name="P2">l</text:p>
          </text:deletion>
        </text:changed-region>
        <text:changed-region xml:id="ct94331448771072" text:id="ct94331448771072">
          <text:insertion>
            <office:change-info>
              <dc:creator>Unknown Author</dc:creator>
              <dc:date>2020-12-14T13:34:04</dc:date>
            </office:change-info>
          </text:insertion>
        </text:changed-region>
        <text:changed-region xml:id="ct94331500582112" text:id="ct94331500582112">
          <text:insertion>
            <office:change-info>
              <dc:creator>Unknown Author</dc:creator>
              <dc:date>2020-12-14T13:42:48</dc:date>
            </office:change-info>
          </text:insertion>
        </text:changed-region>
        <text:changed-region xml:id="ct94331508712912" text:id="ct94331508712912">
          <text:insertion>
            <office:change-info>
              <dc:creator>Unknown Author</dc:creator>
              <dc:date>2020-12-14T13:43:03</dc:date>
            </office:change-info>
          </text:insertion>
        </text:changed-region>
        <text:changed-region xml:id="ct94331537988096" text:id="ct94331537988096">
          <text:insertion>
            <office:change-info>
              <dc:creator>Unknown Author</dc:creator>
              <dc:date>2020-12-14T13:44:00</dc:date>
            </office:change-info>
          </text:insertion>
        </text:changed-region>
        <text:changed-region xml:id="ct94331525448064" text:id="ct94331525448064">
          <text:insertion>
            <office:change-info>
              <dc:creator>Unknown Author</dc:creator>
              <dc:date>2020-12-14T13:54:16</dc:date>
            </office:change-info>
          </text:insertion>
        </text:changed-region>
        <text:changed-region xml:id="ct94331497632704" text:id="ct94331497632704">
          <text:insertion>
            <office:change-info>
              <dc:creator>Unknown Author</dc:creator>
              <dc:date>2020-12-14T13:55:00</dc:date>
            </office:change-info>
          </text:insertion>
        </text:changed-region>
        <text:changed-region xml:id="ct94331497846944" text:id="ct94331497846944">
          <text:insertion>
            <office:change-info>
              <dc:creator>Unknown Author</dc:creator>
              <dc:date>2020-12-14T14:04:20</dc:date>
            </office:change-info>
          </text:insertion>
        </text:changed-region>
        <text:changed-region xml:id="ct94331444359552" text:id="ct94331444359552">
          <text:insertion>
            <office:change-info>
              <dc:creator>Unknown Author</dc:creator>
              <dc:date>2020-12-14T14:08:19</dc:date>
            </office:change-info>
          </text:insertion>
        </text:changed-region>
        <text:changed-region xml:id="ct94331451789728" text:id="ct94331451789728">
          <text:insertion>
            <office:change-info>
              <dc:creator>Unknown Author</dc:creator>
              <dc:date>2020-12-14T14:45:04</dc:date>
            </office:change-info>
          </text:insertion>
        </text:changed-region>
        <text:changed-region xml:id="ct94331504915792" text:id="ct94331504915792">
          <text:insertion>
            <office:change-info>
              <dc:creator>Unknown Author</dc:creator>
              <dc:date>2020-12-14T14:46:02</dc:date>
            </office:change-info>
          </text:insertion>
        </text:changed-region>
        <text:changed-region xml:id="ct94331497221616" text:id="ct94331497221616">
          <text:insertion>
            <office:change-info>
              <dc:creator>Unknown Author</dc:creator>
              <dc:date>2020-12-14T14:47:01</dc:date>
            </office:change-info>
          </text:insertion>
        </text:changed-region>
        <text:changed-region xml:id="ct94331450005200" text:id="ct94331450005200">
          <text:insertion>
            <office:change-info>
              <dc:creator>Unknown Author</dc:creator>
              <dc:date>2020-12-14T14:48:02</dc:date>
            </office:change-info>
          </text:insertion>
        </text:changed-region>
        <text:changed-region xml:id="ct94331512648640" text:id="ct94331512648640">
          <text:insertion>
            <office:change-info>
              <dc:creator>Unknown Author</dc:creator>
              <dc:date>2020-12-14T14:49:00</dc:date>
            </office:change-info>
          </text:insertion>
        </text:changed-region>
        <text:changed-region xml:id="ct94331510893760" text:id="ct94331510893760">
          <text:insertion>
            <office:change-info>
              <dc:creator>Unknown Author</dc:creator>
              <dc:date>2020-12-14T14:50:01</dc:date>
            </office:change-info>
          </text:insertion>
        </text:changed-region>
        <text:changed-region xml:id="ct94331504523648" text:id="ct94331504523648">
          <text:insertion>
            <office:change-info>
              <dc:creator>Unknown Author</dc:creator>
              <dc:date>2021-01-03T21:56:27</dc:date>
            </office:change-info>
          </text:insertion>
        </text:changed-region>
        <text:changed-region xml:id="ct94331497698032" text:id="ct94331497698032">
          <text:insertion>
            <office:change-info>
              <dc:creator>Unknown Author</dc:creator>
              <dc:date>2021-01-03T21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ssh <text:a xlink:type="simple" xlink:href="mailto:bandit0@bandit.labs.overthewire.org" text:style-name="Internet_20_link" text:visited-style-name="Visited_20_Internet_20_Link">bandit0@bandit.labs.overthewire.org</text:a> -p 2220</text:p>
      <text:p text:style-name="P3"><text:change-start text:change-id="ct94331503072128"/>level 0-1 <text:s/>ls</text:p>
      <text:p text:style-name="P3"><text:s text:c="16"/>cat readme</text:p>
      <text:p text:style-name="P3"><text:tab/> <text:s text:c="3"/>password</text:p>
      <text:p text:style-name="P3">level 1-2 ls</text:p>
      <text:p text:style-name="P3"><text:s text:c="8"/><text:tab/> <text:s text:c="3"/>cat./-</text:p>
      <text:p text:style-name="P3"><text:s text:c="16"/>password</text:p>
      <text:p text:style-name="P3">level 2-3 ls</text:p>
      <text:p text:style-name="P3"><text:s text:c="15"/>cat spaces\ in\ this\ filename</text:p>
      <text:p text:style-name="P3"><text:tab/> <text:s text:c="2"/>password</text:p>
      <text:p text:style-name="P3">level 3-4 ls</text:p>
      <text:p text:style-name="P3"><text:tab/>cd inhere/</text:p>
      <text:p text:style-name="P3"><text:tab/>ls -al</text:p>
      <text:p text:style-name="P3"><text:s text:c="2"/><text:tab/>cat .hidden</text:p>
      <text:p text:style-name="P3"><text:tab/>password</text:p>
      <text:p text:style-name="P3">level 4-5 ls</text:p>
      <text:p text:style-name="P3"><text:tab/> cd inhere/</text:p>
      <text:p text:style-name="P3"><text:tab/>ls -al</text:p>
      <text:p text:style-name="P3"><text:tab/>cat ./-file00 <text:s/>or find ./- file*</text:p>
      <text:p text:style-name="P3">level 5-6 ls</text:p>
      <text:p text:style-name="P3"><text:tab/> <text:s text:c="2"/><text:change-end text:change-id="ct94331503072128"/><text:change text:change-id="ct94331497750304"/><text:change-start text:change-id="ct94331500622064"/>cd inhere/</text:p>
      <text:p text:style-name="P3"><text:tab/>ls -al</text:p>
      <text:p text:style-name="P3"><text:tab/>ls maybehere00 <text:s/>or <text:s/>find <text:change-end text:change-id="ct94331500622064"/><text:change text:change-id="ct94331512610352"/><text:change-start text:change-id="ct94331514340096"/>/ -size 1033c</text:p>
      <text:p text:style-name="P3"><text:tab/>cat <text:span text:style-name="T1">maybehere07/.</text:span>file2</text:p>
      <text:p text:style-name="P3"><text:tab/>password</text:p>
      <text:p text:style-name="P2"><text:change-end text:change-id="ct94331514340096"/><text:change text:change-id="ct94331509611200"/><text:change text:change-id="ct94331497999312"/><text:change text:change-id="ct94331508282464"/><text:change-start text:change-id="ct94331448771072"/></text:p>
      <text:p text:style-name="P4"><text:change-end text:change-id="ct94331448771072"/><text:change-start text:change-id="ct94331500582112"/><text:span text:style-name="T16">level 6-7 </text:span>find / -size 33c -<text:span text:style-name="T12">user</text:span> bandit7 -group bandit6</text:p>
      <text:p text:style-name="P4"><text:tab/> <text:s text:c="2"/>/var/lib/dpkg/info/bandit7.password <text:span text:style-name="T13">{</text:span>copy this and<text:span text:style-name="T13">}</text:span> </text:p>
      <text:p text:style-name="P4"><text:s text:c="15"/>cat /var/lib/dpkg/info/bandit7.password </text:p>
      <text:p text:style-name="P4"><text:tab/>password</text:p>
      <text:p text:style-name="P4"><text:span text:style-name="T16">level 7-8 </text:span><text:change-end text:change-id="ct94331500582112"/><text:change-start text:change-id="ct94331508712912"/><text:span text:style-name="T2">ls</text:span></text:p>
      <text:p text:style-name="P4"><text:tab/><text:span text:style-name="T2">cat data.txt and then clear</text:span></text:p>
      <text:p text:style-name="P4"><text:s text:c="12"/><text:span text:style-name="T2">cat data.txt | grep -i millionth </text:span></text:p>
      <text:p text:style-name="P4"><text:tab/><text:span text:style-name="T2">password</text:span></text:p>
      <text:p text:style-name="P5"><text:change-end text:change-id="ct94331508712912"/><text:change-start text:change-id="ct94331537988096"/><text:span text:style-name="T16">level 8-9 </text:span><text:change-end text:change-id="ct94331537988096"/><text:change-start text:change-id="ct94331525448064"/><text:s/><text:span text:style-name="T3">ls</text:span></text:p>
      <text:p text:style-name="P5"><text:s/><text:tab/><text:span text:style-name="T3">cat data.txt</text:span></text:p>
      <text:p text:style-name="P5"><text:tab/><text:span text:style-name="T3">sort data.txt</text:span></text:p>
      <text:p text:style-name="P5"><text:tab/><text:span text:style-name="T3">sort data.txt | uniq -u</text:span></text:p>
      <text:p text:style-name="P5"><text:tab/><text:change-end text:change-id="ct94331525448064"/><text:change-start text:change-id="ct94331497632704"/><text:span text:style-name="T3">password</text:span></text:p>
      <text:p text:style-name="P6"><text:span text:style-name="T16">level 9-10 </text:span>ls<text:change-end text:change-id="ct94331497632704"/><text:change-start text:change-id="ct94331497846944"/></text:p>
      <text:p text:style-name="P6"><text:tab/><text:span text:style-name="T4">cat data.txt</text:span></text:p>
      <text:p text:style-name="P6"><text:tab/><text:span text:style-name="T4">strings data.txt | grep ‘=’</text:span></text:p>
      <text:p text:style-name="P6"><text:tab/><text:span text:style-name="T4">password</text:span></text:p>
      <text:p text:style-name="P7"><text:span text:style-name="T16">level 10-11 </text:span><text:change-end text:change-id="ct94331497846944"/><text:change-start text:change-id="ct94331444359552"/><text:span text:style-name="T5">ls</text:span></text:p>
      <text:p text:style-name="P7"><text:tab/><text:span text:style-name="T5">cat data.txt</text:span></text:p>
      <text:p text:style-name="P7"><text:tab/><text:span text:style-name="T5">base64 -d data.txt</text:span></text:p>
      <text:p text:style-name="P8"><text:tab/>password</text:p>
      <text:p text:style-name="P8"><text:span text:style-name="T16">level 11-12 </text:span>ls</text:p>
      <text:p text:style-name="P8"><text:tab/>cat data.txt</text:p>
      <text:p text:style-name="P8"><text:tab/>rot13.com</text:p>
      <text:p text:style-name="P8"><text:tab/>password</text:p>
      <text:p text:style-name="P8"><text:span text:style-name="T16">level 12-13</text:span> <text:span text:style-name="T6">ls</text:span></text:p>
      <text:p text:style-name="P9"><text:soft-page-break/><text:s text:c="9"/>cat data.txt</text:p>
      <text:p text:style-name="P9"><text:tab/>mkdir -v /tmp / prat123</text:p>
      <text:p text:style-name="P9"><text:tab/>xxd -r data.txt <text:span text:style-name="T7">/tmp /prat123 /data.txt</text:span></text:p>
      <text:p text:style-name="P9"><text:span text:style-name="T7"><text:tab/>cd /tmp /</text:span><text:span text:style-name="T8">prat123</text:span></text:p>
      <text:p text:style-name="P59"><text:tab/>ls</text:p>
      <text:p text:style-name="P59"><text:tab/>data.txt</text:p>
      <text:p text:style-name="P59"><text:tab/>file data.txt</text:p>
      <text:p text:style-name="P9"><text:s text:c="12"/><text:span text:style-name="T9">zcat d</text:span><text:span text:style-name="T10">ata.txt &gt; new</text:span></text:p>
      <text:p text:style-name="P10"><text:tab/>ls<text:tab/></text:p>
      <text:p text:style-name="P10"><text:tab/>file new</text:p>
      <text:p text:style-name="P10"><text:tab/>bzip<text:span text:style-name="T11">2 </text:span>–-help</text:p>
      <text:p text:style-name="P10"><text:change-end text:change-id="ct94331444359552"/><text:change-start text:change-id="ct94331451789728"/><text:tab/>bzip -d new</text:p>
      <text:p text:style-name="P10"><text:tab/>ls</text:p>
      <text:p text:style-name="P10"><text:tab/>file new.out</text:p>
      <text:p text:style-name="P10"><text:tab/>zcat<text:change-end text:change-id="ct94331451789728"/><text:change-start text:change-id="ct94331504915792"/> new.out &gt; newer</text:p>
      <text:p text:style-name="P10"><text:tab/>ls</text:p>
      <text:p text:style-name="P10"><text:tab/>file newer</text:p>
      <text:p text:style-name="P10"><text:tab/>tar -xvf newer</text:p>
      <text:p text:style-name="P10"><text:tab/><text:change-end text:change-id="ct94331504915792"/><text:change-start text:change-id="ct94331497221616"/>file data5.bin</text:p>
      <text:p text:style-name="P10"><text:tab/>tar -xvf data5.bin</text:p>
      <text:p text:style-name="P10"><text:tab/>file data6.bin</text:p>
      <text:p text:style-name="P10"><text:tab/><text:change-end text:change-id="ct94331497221616"/><text:change-start text:change-id="ct94331450005200"/>bzip2 -d data6.bin</text:p>
      <text:p text:style-name="P10"><text:tab/>ls</text:p>
      <text:p text:style-name="P10"><text:tab/>file data6.bin.out</text:p>
      <text:p text:style-name="P10"><text:change-end text:change-id="ct94331450005200"/><text:change-start text:change-id="ct94331512648640"/><text:tab/>tar -xvf data6.bin.out</text:p>
      <text:p text:style-name="P10"><text:tab/>file data8.bin</text:p>
      <text:p text:style-name="P10"><text:tab/>zcat data8.bin &gt; newest<text:change-end text:change-id="ct94331512648640"/><text:change-start text:change-id="ct94331510893760"/></text:p>
      <text:p text:style-name="P10"><text:tab/>file newest</text:p>
      <text:p text:style-name="P10"><text:tab/>cat newest </text:p>
      <text:p text:style-name="P10"><text:tab/>password<text:change-end text:change-id="ct94331510893760"/><text:change-start text:change-id="ct94331504523648"/></text:p>
      <text:p text:style-name="P10"/>
      <text:p text:style-name="P18">METHOD 2</text:p>
      <text:p text:style-name="P12"/>
      <text:p text:style-name="P11">mkdir /tmp / domin8</text:p>
      <text:p text:style-name="P11"><text:change-end text:change-id="ct94331504523648"/><text:change-start text:change-id="ct94331497698032"/>cp data.txt /tmp /domin8</text:p>
      <text:p text:style-name="P11">cd /tmp /domin8</text:p>
      <text:p text:style-name="P11">xxd -r data.txt &gt; data</text:p>
      <text:p text:style-name="P13">ls</text:p>
      <text:p text:style-name="P11">file data {check}</text:p>
      <text:p text:style-name="P11">man gzip {check}</text:p>
      <text:p text:style-name="P11">mv data file.<text:span text:style-name="T14">gz</text:span></text:p>
      <text:p text:style-name="P12">gzip -d file.<text:span text:style-name="T15">gz</text:span></text:p>
      <text:p text:style-name="P14">file file</text:p>
      <text:p text:style-name="P14">mv file file.bz2</text:p>
      <text:p text:style-name="P14">bzip2 -d file.bz2</text:p>
      <text:p text:style-name="P14">ls</text:p>
      <text:p text:style-name="P14">file file</text:p>
      <text:p text:style-name="P14">mv file file.gz</text:p>
      <text:p text:style-name="P14">gzip -d file.gz</text:p>
      <text:p text:style-name="P14">ls</text:p>
      <text:p text:style-name="P14">file file</text:p>
      <text:p text:style-name="P14">mv file file.tar</text:p>
      <text:p text:style-name="P14"><text:soft-page-break/>tar xf file.tar</text:p>
      <text:p text:style-name="P15">ls</text:p>
      <text:p text:style-name="P15">file data5.bin</text:p>
      <text:p text:style-name="P15">rm file.tar</text:p>
      <text:p text:style-name="P15">rm data</text:p>
      <text:p text:style-name="P15">rm data.txt</text:p>
      <text:p text:style-name="P15">file data5.bin</text:p>
      <text:p text:style-name="P16">mv data5.bin data.tar</text:p>
      <text:p text:style-name="P16">tar xf data.tar</text:p>
      <text:p text:style-name="P16">ls</text:p>
      <text:p text:style-name="P16">file data6.bin</text:p>
      <text:p text:style-name="P16">mv data6.bin data.bz2</text:p>
      <text:p text:style-name="P17">bzip2 -d data.bz2</text:p>
      <text:p text:style-name="P17">ls</text:p>
      <text:p text:style-name="P17">file data</text:p>
      <text:p text:style-name="P17">mv data data.tar</text:p>
      <text:p text:style-name="P17">ls</text:p>
      <text:p text:style-name="P17">tar xf data.tar</text:p>
      <text:p text:style-name="P17">ls</text:p>
      <text:p text:style-name="P17">file data8.bin</text:p>
      <text:p text:style-name="P17">mv data8.bin data.gz</text:p>
      <text:p text:style-name="P17">gzip -d data.gz</text:p>
      <text:p text:style-name="P17">ls</text:p>
      <text:p text:style-name="P17">file data</text:p>
      <text:p text:style-name="P31">cat data</text:p>
      <text:p text:style-name="P31">password</text:p>
      <text:p text:style-name="P19">Level 13-14 :</text:p>
      <text:p text:style-name="P32">ls</text:p>
      <text:p text:style-name="P32">cat sshkey.private</text:p>
      <text:p text:style-name="P32">ssh -i sshkey.private <text:a xlink:type="simple" xlink:href="mailto:bandit14@localhost" text:style-name="Internet_20_link" text:visited-style-name="Visited_20_Internet_20_Link">bandit14</text:a><text:a xlink:type="simple" xlink:href="mailto:bandit14@localhost" text:style-name="Internet_20_link" text:visited-style-name="Visited_20_Internet_20_Link"><text:span text:style-name="T17">@localhost</text:span></text:a></text:p>
      <text:p text:style-name="P33">yes</text:p>
      <text:p text:style-name="P33">cat /etc/bandit_pass/bandit14</text:p>
      <text:p text:style-name="P33">password</text:p>
      <text:p text:style-name="P34">{do not exit}</text:p>
      <text:p text:style-name="P20">Level 14-15:</text:p>
      <text:p text:style-name="P34">nc localhost 30000</text:p>
      <text:p text:style-name="P34">{paste , password of level 14}</text:p>
      <text:p text:style-name="P34">password </text:p>
      <text:p text:style-name="P21">Level 15-16:</text:p>
      <text:p text:style-name="P35">ncat -ssh localhost 30001</text:p>
      <text:p text:style-name="P35">{ paste password of level 15}</text:p>
      <text:p text:style-name="P35">password</text:p>
      <text:p text:style-name="P37">method 2</text:p>
      <text:p text:style-name="P37">openssl s_client -connect localhost:30001 -ign_eof</text:p>
      <text:p text:style-name="P37">paste the password of bandit 15</text:p>
      <text:p text:style-name="P21">Level 16-17:</text:p>
      <text:p text:style-name="P36">nmap localhost -p 31000- 32000 (no space)</text:p>
      <text:p text:style-name="P36">nc<text:span text:style-name="T18">at --ssl</text:span> localhost 31790 {copy password of level 16}</text:p>
      <text:p text:style-name="P38">method 2</text:p>
      <text:p text:style-name="P38">nmap localhost -p 31000 -32000</text:p>
      <text:p text:style-name="P38">openssl s_client -connect localhost : 31790 </text:p>
      <text:p text:style-name="P39">paste the password</text:p>
      <text:p text:style-name="P42"><text:soft-page-break/>copy the key </text:p>
      <text:p text:style-name="P42">exit</text:p>
      <text:p text:style-name="P42">vim key2</text:p>
      <text:p text:style-name="P42">paste the key</text:p>
      <text:p text:style-name="P43">:wq</text:p>
      <text:p text:style-name="P41">chmod <text:span text:style-name="T20">400 key2</text:span></text:p>
      <text:p text:style-name="P41">ssh -i <text:span text:style-name="T20">key2</text:span><text:span text:style-name="T19"> </text:span><text:a xlink:type="simple" xlink:href="mailto:bandit17@bandit.labs.overthewire.org" text:style-name="Internet_20_link" text:visited-style-name="Visited_20_Internet_20_Link">bandit17@</text:a><text:a xlink:type="simple" xlink:href="mailto:bandit17@bandit.labs.overthewire.org" text:style-name="Internet_20_link" text:visited-style-name="Visited_20_Internet_20_Link"><text:span text:style-name="T20">bandit.labs.overthewire.org</text:span></text:a><text:span text:style-name="T20"> -p 2220</text:span></text:p>
      <text:p text:style-name="P22">Level 17-18:</text:p>
      <text:p text:style-name="P44">ls</text:p>
      <text:p text:style-name="P44">diff passwords.old passwords.new</text:p>
      <text:p text:style-name="P44">copy both and login in next level</text:p>
      <text:p text:style-name="P23">Level 18-19:</text:p>
      <text:p text:style-name="P45">ssh -t <text:s/><text:a xlink:type="simple" xlink:href="mailto:bandit18@bandit.labs.overthewire.org" text:style-name="Internet_20_link" text:visited-style-name="Visited_20_Internet_20_Link">bandit18@bandit.labs.overthewire.org</text:a> -p 2220 /bin /sh</text:p>
      <text:p text:style-name="P45">paste the password</text:p>
      <text:p text:style-name="P45">ls</text:p>
      <text:p text:style-name="P45">cat readme</text:p>
      <text:p text:style-name="P46">password</text:p>
      <text:p text:style-name="P25">method 2</text:p>
      <text:p text:style-name="P47">ssh <text:a xlink:type="simple" xlink:href="mailto:bandit18@bandit.labs.overthewire.org" text:style-name="Internet_20_link" text:visited-style-name="Visited_20_Internet_20_Link">bandit18@bandit.labs.overthewire.org</text:a> -p 2220 cat readme</text:p>
      <text:p text:style-name="P47">paste the password </text:p>
      <text:p text:style-name="P47">password</text:p>
      <text:p text:style-name="P24">level 19-20:</text:p>
      <text:p text:style-name="P47">ls</text:p>
      <text:p text:style-name="P47">./bandit20-do ls /etc /bandit_pass</text:p>
      <text:p text:style-name="P46">./bandit20-do cat /etc/bandit_pass/bandit20</text:p>
      <text:p text:style-name="P29">level 20-21:</text:p>
      <text:p text:style-name="P49">ls</text:p>
      <text:p text:style-name="P49">echo "GbKksEFF4yrVs6il55v6gwY5aVje5f0j" | nc -l localhost -p 61000 &amp;</text:p>
      <text:p text:style-name="P50">ps aux</text:p>
      <text:p text:style-name="P50">./suconnect 61000</text:p>
      <text:p text:style-name="P50">password</text:p>
      <text:p text:style-name="P30">Level 21-22:</text:p>
      <text:p text:style-name="P61">ls /etc /cron.d /</text:p>
      <text:p text:style-name="P51">cat /etc /cron.d /cronjob_bandit22</text:p>
      <text:p text:style-name="P51">cat /usr /bin / cronjob_bandit22.sh</text:p>
      <text:p text:style-name="P51">cat /tmp/t7O6lds9S0RqQh9aMcz6ShpAoZKF7fgv</text:p>
      <text:p text:style-name="P51">password</text:p>
      <text:p text:style-name="P26">Level 22-23:</text:p>
      <text:p text:style-name="P51">ls /etc /cron.d /</text:p>
      <text:p text:style-name="P57"><text:span text:style-name="T21">cat /etc /cron.d /</text:span><text:span text:style-name="T22">cronjob_bandit23</text:span></text:p>
      <text:p text:style-name="P56">cat /usr/bin/cronjob_bandit23.sh</text:p>
      <text:p text:style-name="P58"><text:span text:style-name="T21">echo I am user </text:span><text:span text:style-name="T23">bandit23</text:span><text:span text:style-name="T21"> | md5sum | cut -d ' ' -f 1</text:span></text:p>
      <text:p text:style-name="P56">cat /tmp / 8ca319486bfbbc3663ea0fbe81326349</text:p>
      <text:p text:style-name="P52">password</text:p>
      <text:p text:style-name="P27">Level 23-24:</text:p>
      <text:p text:style-name="P52">cd /etc /cron.d /</text:p>
      <text:p text:style-name="P52">ls</text:p>
      <text:p text:style-name="P52">cat /etc /cron.d /cronjob_bandit24</text:p>
      <text:p text:style-name="P52">cat /usr/bin/cronjob_bandit24.sh</text:p>
      <text:p text:style-name="P52">mkdir -v /tmp/domin</text:p>
      <text:p text:style-name="P53">cd /tmp /domin</text:p>
      <text:p text:style-name="P53">vim crypto.sh</text:p>
      <text:p text:style-name="P53"><text:soft-page-break/>1 #!/bin/bash <text:s text:c="65"/><text:span text:style-name="T25">{</text:span></text:p>
      <text:p text:style-name="P53"><text:s text:c="2"/>2 <text:s text:c="42"/></text:p>
      <text:p text:style-name="P53"><text:s text:c="2"/>3 cat /etc/bandit_pass/bandit24 &gt; /tmp/domin /<text:span text:style-name="T24">pass</text:span></text:p>
      <text:p text:style-name="P54">escape</text:p>
      <text:p text:style-name="P54">:wq</text:p>
      <text:p text:style-name="P54">ls</text:p>
      <text:p text:style-name="P54">chmod 777 crypto.sh</text:p>
      <text:p text:style-name="P54">touch pass</text:p>
      <text:p text:style-name="P54">chmod 777 pass</text:p>
      <text:p text:style-name="P54">ls</text:p>
      <text:p text:style-name="P54">cp crypto.sh /var /spool /bandit24 /</text:p>
      <text:p text:style-name="P54">ls -al</text:p>
      <text:p text:style-name="P55">cat pass</text:p>
      <text:p text:style-name="P55">password </text:p>
      <text:p text:style-name="P28">Level 24-25:</text:p>
      <text:p text:style-name="P28"/>
      <text:p text:style-name="P55"/>
      <text:p text:style-name="P54"/>
      <text:p text:style-name="P48"/>
      <text:p text:style-name="P42"/>
      <text:p text:style-name="P41"/>
      <text:p text:style-name="P60"/>
      <text:p text:style-name="P40"/>
      <text:p text:style-name="P36"/>
      <text:p text:style-name="P36"/>
      <text:p text:style-name="P31"/>
      <text:p text:style-name="P17"/>
      <text:p text:style-name="P15"/>
      <text:p text:style-name="P15"/>
      <text:p text:style-name="P11"><text:change-end text:change-id="ct9433149769803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2:52:06.500905171</meta:creation-date>
    <dc:date>2021-06-30T21:45:35.825318137</dc:date>
    <meta:editing-duration>PT3H43M30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5" meta:paragraph-count="220" meta:word-count="601" meta:character-count="3918" meta:non-whitespace-character-count="3225"/>
  </office:meta>
</office:document-meta>
</file>